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6" style:family="table">
      <style:table-properties style:width="3.401cm" table:align="left"/>
    </style:style>
    <style:style style:name="Table6.A" style:family="table-column">
      <style:table-column-properties style:column-width="0.7cm"/>
    </style:style>
    <style:style style:name="Table6.B" style:family="table-column">
      <style:table-column-properties style:column-width="0.9cm"/>
    </style:style>
    <style:style style:name="Table6.D" style:family="table-column">
      <style:table-column-properties style:column-width="0.901cm"/>
    </style:style>
    <style:style style:name="Table6.1" style:family="table-row">
      <style:table-row-properties style:min-row-height="0.9cm"/>
    </style:style>
    <style:style style:name="Table6.A1" style:family="table-cell">
      <style:table-cell-properties style:vertical-align="middle" fo:padding-left="0cm" fo:padding-right="0.101cm" fo:padding-top="0.101cm" fo:padding-bottom="0.101cm" fo:border="none"/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 style:data-style-name="N0">
      <style:table-cell-properties style:vertical-align="middle" fo:background-color="#f5bbed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padding="0.097cm" fo:border="none"/>
    </style:style>
    <style:style style:name="Table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style:vertical-align="middle" fo:background-color="#f5bbe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padding="0.097cm" fo:border="none"/>
    </style:style>
    <style:style style:name="Table6.B3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.4" style:family="table-row">
      <style:table-row-properties style:row-height="0.45cm"/>
    </style:style>
    <style:style style:name="Table6.A4" style:family="table-cell">
      <style:table-cell-properties style:vertical-align="middle" fo:padding="0.097cm" fo:border="none"/>
    </style:style>
    <style:style style:name="Table6.B4" style:family="table-cell">
      <style:table-cell-properties style:vertical-align="middle" fo:padding="0.097cm" fo:border="none"/>
    </style:style>
    <style:style style:name="Table6.C4" style:family="table-cell">
      <style:table-cell-properties style:vertical-align="middle" fo:padding="0.097cm" fo:border="none"/>
    </style:style>
    <style:style style:name="Table6.D4" style:family="table-cell">
      <style:table-cell-properties style:vertical-align="middle" fo:padding="0.097cm" fo:border="none"/>
    </style:style>
    <style:style style:name="Tableau1" style:family="table">
      <style:table-properties style:width="3cm" table:align="center" style:may-break-between-rows="false"/>
    </style:style>
    <style:style style:name="Tableau1.A" style:family="table-column">
      <style:table-column-properties style:column-width="1cm"/>
    </style:style>
    <style:style style:name="Tableau1.A1" style:family="table-cell">
      <style:table-cell-properties style:vertical-align="bottom"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style:vertical-align="middle" fo:padding="0.049cm" fo:border="0.05pt solid #000000" style:writing-mode="page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3.401cm" table:align="left"/>
    </style:style>
    <style:style style:name="Tableau2.A" style:family="table-column">
      <style:table-column-properties style:column-width="0.7cm"/>
    </style:style>
    <style:style style:name="Tableau2.B" style:family="table-column">
      <style:table-column-properties style:column-width="0.9cm"/>
    </style:style>
    <style:style style:name="Tableau2.D" style:family="table-column">
      <style:table-column-properties style:column-width="0.901cm"/>
    </style:style>
    <style:style style:name="Tableau2.1" style:family="table-row">
      <style:table-row-properties style:min-row-height="0.9cm"/>
    </style:style>
    <style:style style:name="Tableau2.A1" style:family="table-cell">
      <style:table-cell-properties style:vertical-align="middle" fo:padding-left="0cm" fo:padding-right="0.101cm" fo:padding-top="0.101cm" fo:padding-bottom="0.101cm" fo:border="none"/>
    </style:style>
    <style:style style:name="Tableau2.B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="none"/>
    </style:style>
    <style:style style:name="Tableau2.B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style:vertical-align="middle" fo:padding="0.097cm" fo:border="none"/>
    </style:style>
    <style:style style:name="Tableau2.B3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>
      <style:table-cell-properties style:vertical-align="middle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4" style:family="table-row">
      <style:table-row-properties style:row-height="0.45cm"/>
    </style:style>
    <style:style style:name="Tableau2.A4" style:family="table-cell">
      <style:table-cell-properties style:vertical-align="middle" fo:padding="0.097cm" fo:border="none"/>
    </style:style>
    <style:style style:name="Tableau2.B4" style:family="table-cell">
      <style:table-cell-properties style:vertical-align="middle" fo:padding="0.097cm" fo:border="none"/>
    </style:style>
    <style:style style:name="Tableau2.C4" style:family="table-cell">
      <style:table-cell-properties style:vertical-align="middle" fo:padding="0.097cm" fo:border="none"/>
    </style:style>
    <style:style style:name="Tableau2.D4" style:family="table-cell">
      <style:table-cell-properties style:vertical-align="middle" fo:padding="0.097cm" fo:border="non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_5f_En-tête">
      <style:paragraph-properties fo:text-align="start" style:justify-single-word="false"/>
      <style:text-properties officeooo:paragraph-rsid="00ab054e"/>
    </style:style>
    <style:style style:name="P5" style:family="paragraph" style:parent-style-name="Standard">
      <style:paragraph-properties fo:margin-top="0.199cm" fo:margin-bottom="0cm" style:contextual-spacing="false"/>
      <style:text-properties officeooo:rsid="01ad2f26" officeooo:paragraph-rsid="01ad2f26"/>
    </style:style>
    <style:style style:name="P6" style:family="paragraph" style:parent-style-name="Header">
      <style:text-properties fo:font-size="14pt" style:font-size-asian="14pt" style:font-size-complex="14pt"/>
    </style:style>
    <style:style style:name="P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officeooo:paragraph-rsid="0196fc28" style:font-size-asian="10pt" style:font-size-complex="10pt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officeooo:paragraph-rsid="0196fc28" style:font-size-asian="10pt" style:font-size-complex="10pt"/>
    </style:style>
    <style:style style:name="P12" style:family="paragraph" style:parent-style-name="_5f_Paragraphe_20_livret_20_">
      <style:paragraph-properties fo:text-align="center" style:justify-single-word="false"/>
      <style:text-properties fo:font-size="10pt" fo:font-weight="normal" officeooo:rsid="003ea4d7" officeooo:paragraph-rsid="01ad2f26" style:font-size-asian="10pt" style:font-weight-asian="normal" style:font-size-complex="10pt" style:font-weight-complex="normal"/>
    </style:style>
    <style:style style:name="P13" style:family="paragraph" style:parent-style-name="_5f_Paragraphe_20_livret_20_">
      <style:paragraph-properties fo:text-align="center" style:justify-single-word="false"/>
      <style:text-properties fo:font-size="10pt" fo:font-weight="normal" officeooo:paragraph-rsid="01ad2f26" style:font-size-asian="10pt" style:font-weight-asian="normal" style:font-size-complex="10pt" style:font-weight-complex="normal"/>
    </style:style>
    <style:style style:name="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1" style:family="paragraph" style:parent-style-name="Standard">
      <style:text-properties officeooo:paragraph-rsid="0196fc28"/>
    </style:style>
    <style:style style:name="P22" style:family="paragraph" style:parent-style-name="Standard">
      <style:paragraph-properties fo:margin-top="0.4cm" fo:margin-bottom="0.101cm" style:contextual-spacing="false"/>
      <style:text-properties officeooo:paragraph-rsid="0196fc28"/>
    </style:style>
    <style:style style:name="P23" style:family="paragraph" style:parent-style-name="_5f_Paragraphe_20_livret_20_">
      <style:paragraph-properties fo:text-align="end" style:justify-single-word="false"/>
      <style:text-properties officeooo:rsid="0163fbb7" officeooo:paragraph-rsid="0163fbb7"/>
    </style:style>
    <style:style style:name="P24" style:family="paragraph" style:parent-style-name="_5f_Paragraphe_20_livret_20_">
      <style:paragraph-properties fo:text-align="end" style:justify-single-word="false"/>
      <style:text-properties officeooo:rsid="0163fbb7" officeooo:paragraph-rsid="0165b86e"/>
    </style:style>
    <style:style style:name="P25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3fbb7"/>
    </style:style>
    <style:style style:name="P26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5b86e"/>
    </style:style>
    <style:style style:name="P27" style:family="paragraph" style:parent-style-name="_5f_Paragraphe_20_livret_20_">
      <style:paragraph-properties fo:text-align="end" style:justify-single-word="false"/>
    </style:style>
    <style:style style:name="P28" style:family="paragraph" style:parent-style-name="_5f_Paragraphe_20_livret_20_">
      <style:paragraph-properties fo:text-align="end" style:justify-single-word="false"/>
      <style:text-properties officeooo:paragraph-rsid="0168ae0b"/>
    </style:style>
    <style:style style:name="P29" style:family="paragraph" style:parent-style-name="_5f_Paragraphe_20_livret_20_">
      <style:paragraph-properties fo:text-align="end" style:justify-single-word="false"/>
      <style:text-properties officeooo:paragraph-rsid="0169be1d"/>
    </style:style>
    <style:style style:name="P30" style:family="paragraph" style:parent-style-name="_5f_Paragraphe_20_livret_20_">
      <style:paragraph-properties fo:text-align="end" style:justify-single-word="false"/>
      <style:text-properties officeooo:paragraph-rsid="0169f78a"/>
    </style:style>
    <style:style style:name="P31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32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8ae0b"/>
    </style:style>
    <style:style style:name="P33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be1d"/>
    </style:style>
    <style:style style:name="P34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f78a"/>
    </style:style>
    <style:style style:name="P35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d2f26"/>
    </style:style>
    <style:style style:name="P36" style:family="paragraph" style:parent-style-name="_5f_Paragraphe_20_livret_20_">
      <style:paragraph-properties fo:text-align="end" style:justify-single-word="false"/>
      <style:text-properties officeooo:paragraph-rsid="01667f17"/>
    </style:style>
    <style:style style:name="P37" style:family="paragraph" style:parent-style-name="_5f_Paragraphe_20_livret_20_">
      <style:paragraph-properties fo:text-align="end" style:justify-single-word="false"/>
      <style:text-properties officeooo:paragraph-rsid="01ad2f26"/>
    </style:style>
    <style:style style:name="P38" style:family="paragraph" style:parent-style-name="_5f_Paragraphe_20_livret_20_">
      <style:paragraph-properties fo:text-align="end" style:justify-single-word="false"/>
      <style:text-properties officeooo:rsid="01667f17" officeooo:paragraph-rsid="01667f17"/>
    </style:style>
    <style:style style:name="P39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67f17" officeooo:paragraph-rsid="01667f17"/>
    </style:style>
    <style:style style:name="P40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6" fo:font-size="10pt" fo:font-style="normal" fo:font-weight="normal" officeooo:rsid="0032f9d6" officeooo:paragraph-rsid="0196fc28"/>
    </style:style>
    <style:style style:name="P41" style:family="paragraph" style:parent-style-name="_5f_Paragraphe_20_livret_20_">
      <style:paragraph-properties fo:text-align="center" style:justify-single-word="false"/>
      <style:text-properties officeooo:paragraph-rsid="0196fc28"/>
    </style:style>
    <style:style style:name="P42" style:family="paragraph" style:parent-style-name="Table_20_Contents">
      <style:paragraph-properties fo:text-align="center" style:justify-single-word="false"/>
      <style:text-properties officeooo:paragraph-rsid="01ad2f26"/>
    </style:style>
    <style:style style:name="P43" style:family="paragraph" style:parent-style-name="_5f_Paragraphe_20_livret_20_">
      <style:paragraph-properties fo:text-align="center" style:justify-single-word="false"/>
      <style:text-properties officeooo:paragraph-rsid="01ad2f26"/>
    </style:style>
    <style:style style:name="P44" style:family="paragraph" style:parent-style-name="_5f_Paragraphe_20_livret_20_">
      <style:text-properties fo:font-weight="normal" officeooo:rsid="01993d4f" officeooo:paragraph-rsid="019ae96b" style:font-weight-asian="normal" style:font-weight-complex="normal"/>
    </style:style>
    <style:style style:name="P45" style:family="paragraph" style:parent-style-name="_5f_Paragraphe_20_livret_20_">
      <style:paragraph-properties fo:margin-top="0.079cm" fo:margin-bottom="0cm" style:contextual-spacing="false"/>
      <style:text-properties fo:font-weight="normal" officeooo:rsid="01993d4f" officeooo:paragraph-rsid="019ae96b" style:font-weight-asian="normal" style:font-weight-complex="normal"/>
    </style:style>
    <style:style style:name="P46" style:family="paragraph" style:parent-style-name="_5f_Paragraphe_20_livret_20_">
      <style:paragraph-properties fo:margin-top="0.09cm" fo:margin-bottom="0cm" style:contextual-spacing="false"/>
      <style:text-properties fo:font-weight="normal" officeooo:rsid="01993d4f" officeooo:paragraph-rsid="019ae96b" style:font-weight-asian="normal" style:font-weight-complex="normal"/>
    </style:style>
    <style:style style:name="P47" style:family="paragraph" style:parent-style-name="_5f_Paragraphe_20_livret_20_">
      <style:paragraph-properties fo:margin-top="0.09cm" fo:margin-bottom="0cm" style:contextual-spacing="false"/>
      <style:text-properties fo:font-weight="normal" officeooo:rsid="01993d4f" officeooo:paragraph-rsid="01993d4f" style:font-weight-asian="normal" style:font-weight-complex="normal"/>
    </style:style>
    <style:style style:name="P48" style:family="paragraph" style:parent-style-name="_5f_Paragraphe_20_livret_20_">
      <style:text-properties officeooo:paragraph-rsid="01aafd76"/>
    </style:style>
    <style:style style:name="P49" style:family="paragraph" style:parent-style-name="FILET_5f_POINTILLES">
      <style:text-properties officeooo:paragraph-rsid="0187dded"/>
    </style:style>
    <style:style style:name="P50" style:family="paragraph" style:parent-style-name="FILET_5f_POINTILLES">
      <style:text-properties officeooo:paragraph-rsid="018f0a0f"/>
    </style:style>
    <style:style style:name="P51" style:family="paragraph" style:parent-style-name="FILET_5f_POINTILLES">
      <style:text-properties officeooo:paragraph-rsid="01981f02"/>
    </style:style>
    <style:style style:name="P52" style:family="paragraph" style:parent-style-name="_5f_Paragraphe_20_livret_20_">
      <style:paragraph-properties fo:margin-top="0.101cm" fo:margin-bottom="0.101cm" style:contextual-spacing="false" fo:text-align="start" style:justify-single-word="false"/>
      <style:text-properties fo:font-weight="bold" officeooo:rsid="01981f02" officeooo:paragraph-rsid="01981f02" style:font-weight-asian="bold" style:font-weight-complex="bold"/>
    </style:style>
    <style:style style:name="P53" style:family="paragraph" style:parent-style-name="_5f_Paragraphe_20_livret_20_">
      <style:paragraph-properties fo:margin-top="0.09cm" fo:margin-bottom="0cm" style:contextual-spacing="false"/>
      <style:text-properties fo:font-weight="bold" officeooo:rsid="01993d4f" officeooo:paragraph-rsid="01993d4f" style:font-weight-asian="bold" style:font-weight-complex="bold"/>
    </style:style>
    <style:style style:name="P54" style:family="paragraph" style:parent-style-name="_5f_Paragraphe_20_livret_20_">
      <style:paragraph-properties fo:text-align="center" style:justify-single-word="false"/>
      <style:text-properties fo:font-weight="bold" officeooo:rsid="003ea4d7" officeooo:paragraph-rsid="01ad2f26" style:font-weight-asian="bold" style:font-weight-complex="bold"/>
    </style:style>
    <style:style style:name="P55" style:family="paragraph" style:parent-style-name="_5f_Paragraphe_20_livret_20_">
      <style:paragraph-properties fo:margin-top="0.09cm" fo:margin-bottom="0cm" style:contextual-spacing="false"/>
      <style:text-properties officeooo:rsid="01993d4f" officeooo:paragraph-rsid="01993d4f"/>
    </style:style>
    <style:style style:name="P56" style:family="paragraph" style:parent-style-name="_5f_Paragraphe_20_livret_20_">
      <style:text-properties officeooo:paragraph-rsid="01ad2f26"/>
    </style:style>
    <style:style style:name="P57" style:family="paragraph" style:parent-style-name="Table_20_Contents">
      <style:paragraph-properties fo:text-align="center" style:justify-single-word="false"/>
      <style:text-properties officeooo:rsid="01a692f2" officeooo:paragraph-rsid="01ad2f26"/>
    </style:style>
    <style:style style:name="P58" style:family="paragraph" style:parent-style-name="Standard" style:list-style-name="_5f_Numérotation_20_des_20_exercices_20_livrets">
      <style:text-properties officeooo:paragraph-rsid="01ad2f26"/>
    </style:style>
    <style:style style:name="P59" style:family="paragraph" style:parent-style-name="Standard" style:list-style-name="_5f_Numérotation_20_des_20_exercices_20_livrets">
      <style:paragraph-properties fo:margin-top="0.499cm" fo:margin-bottom="0.101cm" style:contextual-spacing="false" fo:text-align="justify" style:justify-single-word="false"/>
      <style:text-properties officeooo:paragraph-rsid="0163fbb7"/>
    </style:style>
    <style:style style:name="P60" style:family="paragraph" style:parent-style-name="Standard">
      <style:paragraph-properties fo:text-align="center" style:justify-single-word="false"/>
      <style:text-properties fo:font-size="10pt" officeooo:paragraph-rsid="0196fc28" style:font-size-asian="10pt" style:font-size-complex="10pt"/>
    </style:style>
    <style:style style:name="P61" style:family="paragraph" style:parent-style-name="Standard">
      <style:text-properties officeooo:paragraph-rsid="0196fc28"/>
    </style:style>
    <style:style style:name="P62" style:family="paragraph" style:parent-style-name="Standard">
      <style:paragraph-properties fo:margin-top="0.4cm" fo:margin-bottom="0.101cm" style:contextual-spacing="false"/>
      <style:text-properties officeooo:paragraph-rsid="0196fc28"/>
    </style:style>
    <style:style style:name="P63" style:family="paragraph" style:parent-style-name="Table_20_Contents" style:list-style-name="List_20_1">
      <style:paragraph-properties fo:text-align="justify" style:justify-single-word="false"/>
      <style:text-properties officeooo:paragraph-rsid="01ad2f26"/>
    </style:style>
    <style:style style:name="P64" style:family="paragraph" style:parent-style-name="Table_20_Contents">
      <style:paragraph-properties fo:text-align="justify" style:justify-single-word="false"/>
      <style:text-properties officeooo:paragraph-rsid="01ad2f26"/>
    </style:style>
    <style:style style:name="P6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officeooo:paragraph-rsid="0196fc28" style:font-size-asian="10pt" style:font-size-complex="10pt"/>
    </style:style>
    <style:style style:name="P66" style:family="paragraph" style:parent-style-name="Table_20_Contents">
      <style:paragraph-properties fo:text-align="end" style:justify-single-word="false"/>
      <style:text-properties officeooo:rsid="01b0077d" officeooo:paragraph-rsid="01ad2f26"/>
    </style:style>
    <style:style style:name="P67" style:family="paragraph" style:parent-style-name="Table_20_Contents">
      <loext:graphic-properties draw:fill="none"/>
      <style:paragraph-properties fo:margin-left="0.6cm" fo:margin-right="0cm" fo:margin-top="0.101cm" fo:margin-bottom="0.101cm" style:contextual-spacing="false" fo:text-align="end" style:justify-single-word="false" fo:text-indent="0cm" style:auto-text-indent="false" fo:background-color="transparent" text:number-lines="false" text:line-number="0"/>
      <style:text-properties officeooo:rsid="01b0077d" officeooo:paragraph-rsid="01ad2f26"/>
    </style:style>
    <style:style style:name="P68" style:family="paragraph" style:parent-style-name="Table_20_Contents">
      <style:paragraph-properties fo:text-align="justify" style:justify-single-word="false"/>
      <style:text-properties officeooo:rsid="01b0077d" officeooo:paragraph-rsid="01ad2f26"/>
    </style:style>
    <style:style style:name="P69" style:family="paragraph" style:parent-style-name="_5f_Paragraphe_20_livret_20_" style:list-style-name="List_20_1">
      <style:paragraph-properties fo:margin-top="0.09cm" fo:margin-bottom="0cm" style:contextual-spacing="false"/>
      <style:text-properties fo:font-weight="normal" officeooo:rsid="01993d4f" officeooo:paragraph-rsid="01993d4f" style:font-weight-asian="normal" style:font-weight-complex="normal"/>
    </style:style>
    <style:style style:name="P70" style:family="paragraph" style:parent-style-name="_5f_Paragraphe_20_livret_20_">
      <style:paragraph-properties fo:text-align="center" style:justify-single-word="false"/>
      <style:text-properties officeooo:paragraph-rsid="0196fc28"/>
    </style:style>
    <style:style style:name="P71" style:family="paragraph" style:parent-style-name="_5f_Paragraphe_20_livret_20_">
      <style:paragraph-properties fo:text-align="center" style:justify-single-word="false"/>
      <style:text-properties officeooo:paragraph-rsid="0196fc28" fo:background-color="transparent"/>
    </style:style>
    <style:style style:name="P72" style:family="paragraph" style:parent-style-name="_5f_Paragraphe_20_livret_20_">
      <style:paragraph-properties fo:text-align="center" style:justify-single-word="false"/>
      <style:text-properties officeooo:rsid="01ae47b5" officeooo:paragraph-rsid="01ae47b5" fo:background-color="transparent"/>
    </style:style>
    <style:style style:name="P73" style:family="paragraph" style:parent-style-name="_5f_Paragraphe_20_livret_20_">
      <style:paragraph-properties fo:text-align="center" style:justify-single-word="false"/>
      <style:text-properties officeooo:rsid="01ae47b5" officeooo:paragraph-rsid="01ae47b5"/>
    </style:style>
    <style:style style:name="P74" style:family="paragraph" style:parent-style-name="_5f_Paragraphe_20_livret_20_">
      <style:paragraph-properties fo:text-align="center" style:justify-single-word="false"/>
      <style:text-properties style:use-window-font-color="true" loext:opacity="0%" style:font-name="Bitstream Vera Sans6" fo:font-size="10pt" fo:font-style="normal" fo:font-weight="normal" officeooo:rsid="01ae47b5" officeooo:paragraph-rsid="01ae47b5" style:font-weight-asian="normal" style:font-weight-complex="normal"/>
    </style:style>
    <style:style style:name="P75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d2f26"/>
    </style:style>
    <style:style style:name="P76" style:family="paragraph" style:parent-style-name="_5f_Paragraphe_20_livret_20_">
      <style:paragraph-properties fo:text-align="end" style:justify-single-word="false"/>
      <style:text-properties officeooo:paragraph-rsid="01ad2f26"/>
    </style:style>
    <style:style style:name="P77" style:family="paragraph" style:parent-style-name="_5f_Paragraphe_20_livret_20_réponse_20_pointillé">
      <style:text-properties officeooo:paragraph-rsid="01aafd76"/>
    </style:style>
    <style:style style:name="P78" style:family="paragraph" style:parent-style-name="_5f_Paragraphe_20_livret_20_réponse_20_pointillé" style:list-style-name="_5f_Numérotation_20_des_20_exercices_20_livrets">
      <style:text-properties officeooo:paragraph-rsid="01aafd76"/>
    </style:style>
    <style:style style:name="P79" style:family="paragraph" style:parent-style-name="_5f_Paragraphe_20_livret_20_réponse_20_élève" style:list-style-name="_5f_Numérotation_20_des_20_exercices_20_livrets"/>
    <style:style style:name="P80" style:family="paragraph" style:parent-style-name="_5f_Paragraphe_20_livret_20_réponse_20_élève" style:list-style-name="_5f_Numérotation_20_des_20_exercices_20_livrets">
      <style:text-properties officeooo:paragraph-rsid="01ad2f26"/>
    </style:style>
    <style:style style:name="P81" style:family="paragraph" style:parent-style-name="_5f_Paragraphe_20_livret_20_réponse_20_élève" style:list-style-name="_5f_Numérotation_20_des_20_exercices_20_livrets">
      <style:paragraph-properties fo:text-align="start" style:justify-single-word="false"/>
    </style:style>
    <style:style style:name="P82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a19ca7"/>
    </style:style>
    <style:style style:name="P83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ad2f26"/>
    </style:style>
    <style:style style:name="P84" style:family="paragraph" style:parent-style-name="_5f_Paragraphe_20_livret_20_réponse_20_élève" style:list-style-name="">
      <style:paragraph-properties fo:text-align="start" style:justify-single-word="false"/>
      <style:text-properties officeooo:paragraph-rsid="01a19ca7"/>
    </style:style>
    <style:style style:name="P85" style:family="paragraph" style:parent-style-name="_5f_Paragraphe_20_livret_20_réponse_20_élève">
      <style:paragraph-properties fo:text-align="start" style:justify-single-word="false"/>
    </style:style>
    <style:style style:name="P86" style:family="paragraph" style:parent-style-name="_5f_Paragraphe_20_livret_20_réponse_20_élève" style:list-style-name=""/>
    <style:style style:name="P87" style:family="paragraph" style:parent-style-name="_5f_Paragraphe_20_livret_20_réponse_20_élève" style:list-style-name="">
      <style:paragraph-properties fo:text-align="end" style:justify-single-word="false"/>
      <style:text-properties officeooo:paragraph-rsid="01ad2f26"/>
    </style:style>
    <style:style style:name="P88" style:family="paragraph" style:parent-style-name="_5f_Paragraphe_20_livret_20_réponse_20_élève">
      <style:text-properties officeooo:paragraph-rsid="01ad2f26"/>
    </style:style>
    <style:style style:name="P89" style:family="paragraph" style:parent-style-name="_5f_Paragraphe_20_énoncé_20_après_20_numéro" style:list-style-name="_5f_Numérotation_20_des_20_exercices_20_livrets">
      <style:text-properties officeooo:paragraph-rsid="0187dded"/>
    </style:style>
    <style:style style:name="P90" style:family="paragraph" style:parent-style-name="_5f_Paragraphe_20_énoncé_20_après_20_numéro" style:list-style-name="_5f_Numérotation_20_des_20_exercices_20_livrets">
      <style:text-properties officeooo:paragraph-rsid="01aafd76"/>
    </style:style>
    <style:style style:name="P91" style:family="paragraph" style:parent-style-name="_5f_Paragraphe_20_énoncé_20_après_20_numéro" style:list-style-name="_5f_Numérotation_20_des_20_exercices_20_livrets">
      <style:text-properties officeooo:paragraph-rsid="01ad2f26"/>
    </style:style>
    <style:style style:name="P92" style:family="paragraph" style:parent-style-name="_5f_Paragraphe_20_énoncé_20_après_20_numéro">
      <style:text-properties officeooo:paragraph-rsid="0187dded"/>
    </style:style>
    <style:style style:name="P93" style:family="paragraph" style:parent-style-name="_5f_Paragraphe_20_énoncé_20_après_20_numéro">
      <style:text-properties officeooo:paragraph-rsid="018f0a0f"/>
    </style:style>
    <style:style style:name="P94" style:family="paragraph" style:parent-style-name="_5f_Paragraphe_20_énoncé_20_après_20_numéro">
      <style:text-properties officeooo:rsid="018f0a0f" officeooo:paragraph-rsid="018f0a0f"/>
    </style:style>
    <style:style style:name="P95" style:family="paragraph" style:parent-style-name="_5f_Paragraphe_20_énoncé_20_après_20_numéro">
      <style:text-properties officeooo:paragraph-rsid="01aafd76"/>
    </style:style>
    <style:style style:name="P96" style:family="paragraph" style:parent-style-name="_5f_Paragraphe_20_énoncé_20_après_20_numéro">
      <style:paragraph-properties fo:text-align="end" style:justify-single-word="false"/>
      <style:text-properties officeooo:paragraph-rsid="01ad2f26"/>
    </style:style>
    <style:style style:name="P97" style:family="paragraph" style:parent-style-name="_5f_Paragraphe_20_énoncé_20_après_20_numéro" style:list-style-name="_5f_Numérotation_20_des_20_exercices_20_livrets">
      <style:paragraph-properties fo:text-align="end" style:justify-single-word="false"/>
      <style:text-properties officeooo:paragraph-rsid="01ad2f26"/>
    </style:style>
    <style:style style:name="P98" style:family="paragraph" style:parent-style-name="_5f_Paragraphe_20_énoncé_20_après_20_numéro" style:list-style-name="_5f_Numérotation_20_des_20_exercices_20_livrets">
      <style:paragraph-properties fo:text-align="start" style:justify-single-word="false"/>
      <style:text-properties officeooo:paragraph-rsid="01ad2f26"/>
    </style:style>
    <style:style style:name="P99" style:family="paragraph" style:parent-style-name="_5f_Titre_20_d_27_exercices_20_livret" style:list-style-name="_5f_Numérotation_20_des_20_exercices_20_livrets"/>
    <style:style style:name="P100" style:family="paragraph" style:parent-style-name="_5f_Titre_20_d_27_exercices_20_livret_20_sans_20_titre" style:list-style-name="_5f_Numérotation_20_des_20_exercices_20_livrets" style:master-page-name="SERIE_5f_G_5f_GAUCHE_5f_ET_5f_DROITE_5f_2COL">
      <style:paragraph-properties style:page-number="4"/>
    </style:style>
    <style:style style:name="P101" style:family="paragraph" style:parent-style-name="_5f_Titre_20_d_27_exercices_20_livret_20_sans_20_titre" style:list-style-name="_5f_Numérotation_20_des_20_exercices_20_livrets">
      <style:text-properties officeooo:paragraph-rsid="01ad2f26"/>
    </style:style>
    <style:style style:name="P102" style:family="paragraph" style:parent-style-name="_5f_Titre_20_d_27_exercices_20_livret_20_sans_20_titre">
      <style:text-properties officeooo:paragraph-rsid="01673fc5"/>
    </style:style>
    <style:style style:name="P103" style:family="paragraph" style:parent-style-name="_5f_Titre_20_d_27_exercices_20_livret_20_sans_20_titre">
      <style:text-properties officeooo:paragraph-rsid="018f0a0f"/>
    </style:style>
    <style:style style:name="P104" style:family="paragraph" style:parent-style-name="_5f_Titre_20_d_27_exercices_20_livret_20_sans_20_titre">
      <style:text-properties officeooo:paragraph-rsid="01ad2f26"/>
    </style:style>
    <style:style style:name="P105" style:family="paragraph" style:parent-style-name="_5f_Titre_20_d_27_exercices_20_livret_20_sans_20_titre">
      <style:paragraph-properties fo:text-align="end" style:justify-single-word="false"/>
      <style:text-properties officeooo:paragraph-rsid="01ad2f26"/>
    </style:style>
    <style:style style:name="P106" style:family="paragraph" style:parent-style-name="_5f_Titre_20_d_27_exercices_20_livret_20_sans_20_titre" style:list-style-name="_5f_Numérotation_20_des_20_exercices_20_livrets">
      <style:paragraph-properties fo:text-align="start" style:justify-single-word="false"/>
      <style:text-properties officeooo:paragraph-rsid="01ad2f26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09" style:family="paragraph">
      <loext:graphic-properties draw:fill="solid" draw:fill-color="#d7e12c"/>
    </style:style>
    <style:style style:name="P1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officeooo:rsid="01ad2f26"/>
    </style:style>
    <style:style style:name="T9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10" style:family="text">
      <style:text-properties style:use-window-font-color="true" loext:opacity="0%" officeooo:rsid="0165b86e" style:font-name-asian="OpenSymbol1" style:font-name-complex="OpenSymbol1"/>
    </style:style>
    <style:style style:name="T11" style:family="text">
      <style:text-properties style:use-window-font-color="true" loext:opacity="0%" officeooo:rsid="01673fc5"/>
    </style:style>
    <style:style style:name="T12" style:family="text">
      <style:text-properties style:use-window-font-color="true" loext:opacity="0%" officeooo:rsid="0168ae0b"/>
    </style:style>
    <style:style style:name="T13" style:family="text">
      <style:text-properties style:use-window-font-color="true" loext:opacity="0%" officeooo:rsid="01a19ca7"/>
    </style:style>
    <style:style style:name="T14" style:family="text">
      <style:text-properties style:use-window-font-color="true" loext:opacity="0%" style:text-position="0% 100%" style:font-name-asian="OpenSymbol" style:font-style-asian="normal" style:font-name-complex="OpenSymbol" style:font-style-complex="normal"/>
    </style:style>
    <style:style style:name="T15" style:family="text">
      <style:text-properties style:use-window-font-color="true" loext:opacity="0%" style:text-position="0% 100%" officeooo:rsid="002b76ac" style:font-name-asian="OpenSymbol" style:font-style-asian="normal" style:font-name-complex="OpenSymbol" style:font-style-complex="normal"/>
    </style:style>
    <style:style style:name="T16" style:family="text">
      <style:text-properties style:use-window-font-color="true" loext:opacity="0%" style:text-position="0% 100%" officeooo:rsid="002d13de" style:font-name-asian="OpenSymbol" style:font-style-asian="normal" style:font-name-complex="OpenSymbol" style:font-style-complex="normal"/>
    </style:style>
    <style:style style:name="T17" style:family="text">
      <style:text-properties style:use-window-font-color="true" loext:opacity="0%" style:text-position="0% 100%" officeooo:rsid="01a692f2" style:font-name-asian="OpenSymbol" style:font-style-asian="normal" style:font-name-complex="OpenSymbol" style:font-style-complex="normal"/>
    </style:style>
    <style:style style:name="T18" style:family="text">
      <style:text-properties style:use-window-font-color="true" loext:opacity="0%" style:text-position="0% 100%" style:font-name="Bitstream Vera Sans6" fo:font-size="10pt" fo:font-style="normal" officeooo:rsid="003a5e50" fo:background-color="transparent" loext:char-shading-value="0" style:font-name-asian="OpenSymbol" style:font-style-asian="normal" style:font-name-complex="OpenSymbol" style:font-style-complex="normal"/>
    </style:style>
    <style:style style:name="T19" style:family="text">
      <style:text-properties style:use-window-font-color="true" loext:opacity="0%" style:text-position="0% 100%" style:font-name="Bitstream Vera Sans6" fo:font-size="10pt" fo:font-style="normal" officeooo:rsid="003b3045" fo:background-color="transparent" loext:char-shading-value="0" style:font-name-asian="OpenSymbol" style:font-style-asian="normal" style:font-name-complex="OpenSymbol" style:font-style-complex="normal"/>
    </style:style>
    <style:style style:name="T20" style:family="text">
      <style:text-properties style:use-window-font-color="true" loext:opacity="0%" officeooo:rsid="01c1a0cc"/>
    </style:style>
    <style:style style:name="T21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2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2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24" style:family="text">
      <style:text-properties officeooo:rsid="002925a2"/>
    </style:style>
    <style:style style:name="T25" style:family="text">
      <style:text-properties officeooo:rsid="002b33ed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style:font-name="Bitstream Vera Sans7" fo:font-size="10pt" officeooo:rsid="01857b3a" style:font-name-asian="OpenSymbol2" style:font-size-asian="10pt" style:font-name-complex="OpenSymbol2" style:font-size-complex="10pt"/>
    </style:style>
    <style:style style:name="T28" style:family="text">
      <style:text-properties fo:color="#000000" loext:opacity="100%" style:font-name="Bitstream Vera Sans7" fo:font-size="10pt" officeooo:rsid="00349a02"/>
    </style:style>
    <style:style style:name="T29" style:family="text">
      <style:text-properties fo:color="#000000" loext:opacity="100%" style:font-name="Bitstream Vera Sans7" fo:font-size="10pt" officeooo:rsid="0037c463"/>
    </style:style>
    <style:style style:name="T30" style:family="text">
      <style:text-properties fo:color="#000000" loext:opacity="100%" style:font-name="Bitstream Vera Sans7" fo:font-size="10pt" officeooo:rsid="003a5e50"/>
    </style:style>
    <style:style style:name="T31" style:family="text">
      <style:text-properties fo:color="#000000" loext:opacity="100%" style:font-name="Bitstream Vera Sans7" fo:font-size="10pt" officeooo:rsid="01a692f2"/>
    </style:style>
    <style:style style:name="T32" style:family="text">
      <style:text-properties fo:color="#000000" loext:opacity="100%" style:font-name="Bitstream Vera Sans6" fo:font-size="10pt" fo:font-style="normal" fo:font-weight="normal" officeooo:rsid="0196fc28"/>
    </style:style>
    <style:style style:name="T33" style:family="text">
      <style:text-properties style:text-position="0% 100%"/>
    </style:style>
    <style:style style:name="T34" style:family="text">
      <style:text-properties style:text-position="0% 100%" style:font-name-asian="OpenSymbol" style:font-style-asian="normal" style:font-name-complex="OpenSymbol" style:font-style-complex="normal"/>
    </style:style>
    <style:style style:name="T35" style:family="text">
      <style:text-properties style:text-position="0% 100%" style:font-name="Bitstream Vera Sans1" fo:font-size="10pt" fo:font-style="normal" fo:font-weight="normal" officeooo:rsid="002bc847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6" style:family="text">
      <style:text-properties style:text-position="0% 100%" style:font-name="Bitstream Vera Sans1" fo:font-style="normal" fo:font-weight="normal" officeooo:rsid="002bc847" style:font-name-asian="Times New Roman" style:font-style-asian="normal" style:font-weight-asian="normal" style:font-name-complex="Times New Roman" style:font-style-complex="normal" style:font-weight-complex="normal"/>
    </style:style>
    <style:style style:name="T37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38" style:family="text">
      <style:text-properties style:text-position="0% 100%" officeooo:rsid="002b76ac"/>
    </style:style>
    <style:style style:name="T39" style:family="text">
      <style:text-properties style:text-position="0% 100%" officeooo:rsid="01a692f2"/>
    </style:style>
    <style:style style:name="T40" style:family="text">
      <style:text-properties style:text-position="0% 100%" officeooo:rsid="019eafd1"/>
    </style:style>
    <style:style style:name="T41" style:family="text">
      <style:text-properties style:text-position="0% 100%" officeooo:rsid="003a5e50"/>
    </style:style>
    <style:style style:name="T42" style:family="text">
      <style:text-properties style:text-position="0% 100%" officeooo:rsid="003b3045"/>
    </style:style>
    <style:style style:name="T43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44" style:family="text">
      <style:text-properties style:font-size-asian="10pt" style:font-size-complex="10pt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style:font-name-asian="OpenSymbol1" style:font-name-complex="OpenSymbol1"/>
    </style:style>
    <style:style style:name="T47" style:family="text">
      <style:text-properties officeooo:rsid="0165b86e" style:font-name-asian="OpenSymbol1" style:font-name-complex="OpenSymbol1"/>
    </style:style>
    <style:style style:name="T48" style:family="text">
      <style:text-properties officeooo:rsid="01667f17"/>
    </style:style>
    <style:style style:name="T49" style:family="text">
      <style:text-properties officeooo:rsid="0168ae0b"/>
    </style:style>
    <style:style style:name="T50" style:family="text">
      <style:text-properties officeooo:rsid="0169be1d"/>
    </style:style>
    <style:style style:name="T51" style:family="text">
      <style:text-properties officeooo:rsid="0169f78a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style:font-name="Bitstream Vera Sans1"/>
    </style:style>
    <style:style style:name="T54" style:family="text">
      <style:text-properties style:font-name="Bitstream Vera Sans1" fo:font-size="10pt" fo:language="zxx" fo:country="none" fo:font-style="normal" fo:font-weight="normal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/>
    </style:style>
    <style:style style:name="T55" style:family="text">
      <style:text-properties style:font-name="Bitstream Vera Sans1" fo:font-size="10pt" style:font-size-asian="10pt" style:font-size-complex="10pt"/>
    </style:style>
    <style:style style:name="T56" style:family="text">
      <style:text-properties style:font-name="Bitstream Vera Sans1" fo:font-weight="normal" style:font-weight-asian="normal" style:font-weight-complex="normal"/>
    </style:style>
    <style:style style:name="T57" style:family="text">
      <style:text-properties style:font-name="Bitstream Vera Sans1" fo:language="zxx" fo:country="none" fo:font-style="normal" style:language-asian="zxx" style:country-asian="none" style:font-style-asian="normal" style:font-style-complex="normal"/>
    </style:style>
    <style:style style:name="T58" style:family="text">
      <style:text-properties style:font-name="OpenSymbol" fo:font-size="10pt" style:font-name-asian="OpenSymbol" style:font-size-asian="10pt" style:font-name-complex="OpenSymbol" style:font-size-complex="10pt"/>
    </style:style>
    <style:style style:name="T59" style:family="text">
      <style:text-properties style:font-name="OpenSymbol" fo:language="zxx" fo:country="none" fo:font-style="normal" style:language-asian="zxx" style:country-asian="none" style:font-style-asian="normal" style:font-style-complex="normal"/>
    </style:style>
    <style:style style:name="T60" style:family="text">
      <style:text-properties style:font-name-asian="OpenSymbol2" style:font-size-asian="10pt" style:font-name-complex="OpenSymbol2" style:font-size-complex="10pt"/>
    </style:style>
    <style:style style:name="T61" style:family="text">
      <style:text-properties officeooo:rsid="01857b3a" style:font-name-asian="OpenSymbol2" style:font-size-asian="10pt" style:font-name-complex="OpenSymbol2" style:font-size-complex="10pt"/>
    </style:style>
    <style:style style:name="T62" style:family="text">
      <style:text-properties style:font-name-asian="OpenSymbol" style:font-size-asian="10pt" style:font-name-complex="OpenSymbol" style:font-size-complex="10pt"/>
    </style:style>
    <style:style style:name="T63" style:family="text">
      <style:text-properties officeooo:rsid="0187dded"/>
    </style:style>
    <style:style style:name="T64" style:family="text">
      <style:text-properties officeooo:rsid="018f0a0f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1981f02" style:font-weight-asian="normal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19ae96b" style:font-weight-asian="bold" style:font-weight-complex="bold"/>
    </style:style>
    <style:style style:name="T69" style:family="text">
      <style:text-properties officeooo:rsid="00349a02"/>
    </style:style>
    <style:style style:name="T70" style:family="text">
      <style:text-properties fo:color="#ff660d" loext:opacity="100%" fo:font-weight="bold" style:font-weight-asian="bold" style:font-weight-complex="bold"/>
    </style:style>
    <style:style style:name="T71" style:family="text">
      <style:text-properties fo:color="#ff660d" loext:opacity="100%" fo:font-weight="bold" officeooo:rsid="019ae96b" style:font-weight-asian="bold" style:font-weight-complex="bold"/>
    </style:style>
    <style:style style:name="T72" style:family="text">
      <style:text-properties fo:color="#7fb241" loext:opacity="100%" fo:font-weight="bold" style:font-weight-asian="bold" style:font-weight-complex="bold"/>
    </style:style>
    <style:style style:name="T73" style:family="text">
      <style:text-properties fo:color="#7fb241" loext:opacity="100%" fo:font-weight="bold" officeooo:rsid="019ae96b" style:font-weight-asian="bold" style:font-weight-complex="bold"/>
    </style:style>
    <style:style style:name="T74" style:family="text">
      <style:text-properties officeooo:rsid="019ae96b"/>
    </style:style>
    <style:style style:name="T75" style:family="text">
      <style:text-properties officeooo:rsid="0037c463"/>
    </style:style>
    <style:style style:name="T76" style:family="text">
      <style:text-properties officeooo:rsid="019d3e54"/>
    </style:style>
    <style:style style:name="T77" style:family="text">
      <style:text-properties officeooo:rsid="01a19ca7"/>
    </style:style>
    <style:style style:name="T78" style:family="text">
      <style:text-properties officeooo:rsid="019eafd1"/>
    </style:style>
    <style:style style:name="T79" style:family="text">
      <style:text-properties officeooo:rsid="01a07a86"/>
    </style:style>
    <style:style style:name="T80" style:family="text">
      <style:text-properties officeooo:rsid="01a185b9"/>
    </style:style>
    <style:style style:name="T81" style:family="text">
      <style:text-properties officeooo:rsid="002b76ac"/>
    </style:style>
    <style:style style:name="T82" style:family="text">
      <style:text-properties officeooo:rsid="002d13de"/>
    </style:style>
    <style:style style:name="T83" style:family="text">
      <style:text-properties officeooo:rsid="003a5e50"/>
    </style:style>
    <style:style style:name="T84" style:family="text">
      <style:text-properties officeooo:rsid="01a692f2"/>
    </style:style>
    <style:style style:name="T85" style:family="text">
      <style:text-properties fo:font-style="normal" fo:font-weight="normal" officeooo:rsid="01a692f2" fo:background-color="transparent" loext:char-shading-value="0"/>
    </style:style>
    <style:style style:name="T86" style:family="text">
      <style:text-properties officeooo:rsid="01aa02d3"/>
    </style:style>
    <style:style style:name="T87" style:family="text">
      <style:text-properties officeooo:rsid="01add038"/>
    </style:style>
    <style:style style:name="T88" style:family="text">
      <style:text-properties officeooo:rsid="01aecee7"/>
    </style:style>
    <style:style style:name="T89" style:family="text">
      <style:text-properties officeooo:rsid="01b0077d"/>
    </style:style>
    <style:style style:name="T90" style:family="text">
      <style:text-properties officeooo:rsid="01b25ee7"/>
    </style:style>
    <style:style style:name="T91" style:family="text">
      <style:text-properties officeooo:rsid="01ab9061"/>
    </style:style>
    <style:style style:name="T92" style:family="text">
      <style:text-properties officeooo:rsid="01b2f9a9"/>
    </style:style>
    <style:style style:name="T93" style:family="text">
      <style:text-properties officeooo:rsid="01c1a0cc"/>
    </style:style>
    <style:style style:name="T94" style:family="text">
      <style:text-properties officeooo:rsid="01b482ad"/>
    </style:style>
    <style:style style:name="T95" style:family="text">
      <style:text-properties officeooo:rsid="01b5d0c4"/>
    </style:style>
    <style:style style:name="T96" style:family="text">
      <style:text-properties fo:language="zxx" fo:country="none" fo:font-style="normal" style:language-asian="zxx" style:country-asian="none" style:font-style-asian="normal" style:font-style-complex="normal"/>
    </style:style>
    <style:style style:name="T97" style:family="text">
      <style:text-properties officeooo:rsid="01993d4f"/>
    </style:style>
    <style:style style:name="T9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99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 fo:column-gap="1.499cm">
          <style:column style:rel-width="21845*" fo:start-indent="0cm" fo:end-indent="0.749cm"/>
          <style:column style:rel-width="21845*" fo:start-indent="0.749cm" fo:end-indent="0.749cm"/>
          <style:column style:rel-width="21845*" fo:start-indent="0.7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9cm">
          <style:column style:rel-width="21845*" fo:start-indent="0cm" fo:end-indent="0.45cm"/>
          <style:column style:rel-width="21845*" fo:start-indent="0.45cm" fo:end-indent="0.45cm"/>
          <style:column style:rel-width="21845*" fo:start-indent="0.4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1" draw:name="Shape8_3" draw:style-name="gr1" draw:text-style-name="P108" svg:width="2.703cm" svg:height="0.715cm" draw:transform="rotate (0.0872664625997165) translate (1.32644444444444cm 1.21884722222222cm)">
        <draw:text-box>
          <text:p text:style-name="P107"><text:span text:style-name="T98">Série 1</text:span></text:p>
        </draw:text-box>
      </draw:frame>
      <draw:line text:anchor-type="page" text:anchor-page-number="2" draw:z-index="10" draw:name="Shape3_1" draw:style-name="gr2" draw:text-style-name="P107" svg:x1="16.476cm" svg:y1="1.439cm" svg:x2="21.997cm" svg:y2="1.411cm">
        <text:p/>
      </draw:line>
      <draw:path text:anchor-type="page" text:anchor-page-number="2" draw:z-index="9" draw:name="Shape1_0" draw:style-name="gr3" draw:text-style-name="P109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8" draw:name="Shape3_0" draw:style-name="gr2" draw:text-style-name="P107" svg:x1="16.454cm" svg:y1="1.437cm" svg:x2="21.998cm" svg:y2="1.411cm">
        <text:p/>
      </draw:line>
      <draw:frame text:anchor-type="page" text:anchor-page-number="2" draw:z-index="7" draw:name="Shape8_1" draw:style-name="gr1" draw:text-style-name="P108" svg:width="2.703cm" svg:height="0.715cm" draw:transform="rotate (0.0872664625997165) translate (1.32644444444444cm 1.21884722222222cm)">
        <draw:text-box>
          <text:p text:style-name="P107"><text:span text:style-name="T98">Série 2</text:span></text:p>
        </draw:text-box>
      </draw:frame>
      <draw:path text:anchor-type="page" text:anchor-page-number="1" draw:z-index="6" draw:name="Shape1" draw:style-name="gr3" draw:text-style-name="P109" svg:width="4.329cm" svg:height="2.24cm" svg:x="0cm" svg:y="0cm" svg:viewBox="0 0 4330 2241" svg:d="M0 2241l3984-288c209-15 363-168 345-342l-170-1611h-4159z">
        <text:p/>
      </draw:path>
      <text:list xml:id="list160566268" text:style-name="_5f_Numérotation_20_des_20_exercices_20_livrets">
        <text:list-item>
          <text:h text:style-name="P100" text:outline-level="1">Calcule les sommes suivantes (il est recom­mandé de poser les retenues).</text:h>
        </text:list-item>
      </text:list>
      <text:section text:style-name="Sect1" text:name="Section1">
        <text:p text:style-name="P23">1 2 3</text:p>
        <text:p text:style-name="P25">+ 5 6 4</text:p>
        <text:p text:style-name="P23"><text:span text:style-name="_5f_pointillés_20_gris"><text:span text:style-name="T46">………….</text:span></text:span></text:p>
        <text:p text:style-name="P23"><text:span text:style-name="_5f_pointillés_20_gris"><text:span text:style-name="T46"/></text:span></text:p>
        <text:p text:style-name="P24"><text:span text:style-name="_5f_pointillés_20_gris"><text:span text:style-name="T10">2 5 6 3</text:span></text:span></text:p>
        <text:p text:style-name="P26"><text:span text:style-name="_5f_pointillés_20_gris"><text:span text:style-name="T10">+ <text:s text:c="4"/>3 2 1</text:span></text:span></text:p>
        <text:p text:style-name="P24"><text:span text:style-name="_5f_pointillés_20_gris"><text:span text:style-name="T47">………….</text:span></text:span></text:p>
        <text:p text:style-name="P24"><text:span text:style-name="_5f_pointillés_20_gris"><text:span text:style-name="T47"/></text:span></text:p>
        <text:p text:style-name="P24"><text:span text:style-name="_5f_pointillés_20_gris"><text:span text:style-name="T10">8 2</text:span></text:span></text:p>
        <text:p text:style-name="P24"><text:span text:style-name="_5f_pointillés_20_gris"><text:span text:style-name="T10">+ 1 1 1</text:span></text:span></text:p>
        <text:p text:style-name="P26"><text:span text:style-name="_5f_pointillés_20_gris"><text:span text:style-name="T10">+ <text:s text:c="6"/>6</text:span></text:span></text:p>
        <text:p text:style-name="P24"><text:span text:style-name="_5f_pointillés_20_gris"><text:span text:style-name="T47">…………</text:span></text:span></text:p>
      </text:section>
      <text:p text:style-name="P24"><text:span text:style-name="_5f_pointillés_20_gris"><text:span text:style-name="T47"/></text:span></text:p>
      <text:section text:style-name="Sect1" text:name="Section2">
        <text:p text:style-name="P24"><text:span text:style-name="_5f_pointillés_20_gris"><text:span text:style-name="T10">8 2 9</text:span></text:span></text:p>
        <text:p text:style-name="P26"><text:span text:style-name="_5f_pointillés_20_gris"><text:span text:style-name="T10">+ 5 6 2</text:span></text:span></text:p>
        <text:p text:style-name="P24"><text:span text:style-name="_5f_pointillés_20_gris"><text:span text:style-name="T47">………</text:span></text:span></text:p>
        <text:p text:style-name="P24"><text:span text:style-name="_5f_pointillés_20_gris"><text:span text:style-name="T10"/></text:span></text:p>
        <text:p text:style-name="P24"><text:span text:style-name="_5f_pointillés_20_gris"><text:span text:style-name="T10">3 5 7 5</text:span></text:span></text:p>
        <text:p text:style-name="P26"><text:span text:style-name="_5f_pointillés_20_gris"><text:span text:style-name="T10">+ <text:s text:c="2"/>8 2 6</text:span></text:span></text:p>
        <text:p text:style-name="P24"><text:span text:style-name="_5f_pointillés_20_gris"><text:span text:style-name="T47">………..</text:span></text:span></text:p>
        <text:p text:style-name="P24"><text:span text:style-name="_5f_pointillés_20_gris"><text:span text:style-name="T10"/></text:span></text:p>
        <text:p text:style-name="P24"><text:span text:style-name="_5f_pointillés_20_gris"><text:span text:style-name="T10">3 2</text:span></text:span></text:p>
        <text:p text:style-name="P24"><text:span text:style-name="_5f_pointillés_20_gris"><text:span text:style-name="T10">+ <text:s text:c="3"/>1 7 5</text:span></text:span></text:p>
        <text:p text:style-name="P26"><text:span text:style-name="_5f_pointillés_20_gris"><text:span text:style-name="T10">+ <text:s text:c="3"/>9 1 3</text:span></text:span></text:p>
        <text:p text:style-name="P24"><text:span text:style-name="_5f_pointillés_20_gris"><text:span text:style-name="T47">………….</text:span></text:span></text:p>
      </text:section>
      <text:list xml:id="list143415809227082" text:continue-numbering="true" text:style-name="_5f_Numérotation_20_des_20_exercices_20_livrets">
        <text:list-item>
          <text:p text:style-name="P59">Calcule les différences suivantes (il est recom­mandé de poser les retenues).</text:p>
        </text:list-item>
      </text:list>
      <text:section text:style-name="Sect1" text:name="Section3">
        <text:p text:style-name="P27"><text:s text:c="4"/><text:span text:style-name="T48">6 2 3</text:span></text:p>
        <text:p text:style-name="P31">– <text:s/><text:span text:style-name="T48">5 1 2</text:span></text:p>
        <text:p text:style-name="P27"><text:span text:style-name="_5f_pointillés_20_gris">……….</text:span></text:p>
        <text:p text:style-name="P27"/>
        <text:p text:style-name="P27"/>
        <text:p text:style-name="P27"><text:s text:c="3"/><text:span text:style-name="T48">6 3 4</text:span></text:p>
        <text:p text:style-name="P31">– <text:s text:c="4"/><text:span text:style-name="T48">2 5</text:span></text:p>
        <text:p text:style-name="P27"><text:span text:style-name="_5f_pointillés_20_gris">……….</text:span></text:p>
        <text:p text:style-name="P27"/>
        <text:p text:style-name="P38">2 <text:s/>9 3 6</text:p>
        <text:p text:style-name="P39">– <text:s text:c="5"/>7 2 5</text:p>
        <text:p text:style-name="P38"><text:span text:style-name="_5f_pointillés_20_gris">………….</text:span></text:p>
        <text:p text:style-name="P38"/>
        <text:p text:style-name="P38"/>
        <text:p text:style-name="P38">2 <text:s/>6 4 6</text:p>
        <text:p text:style-name="P39">– <text:s text:c="6"/>7 9 5</text:p>
        <text:p text:style-name="P38"><text:span text:style-name="_5f_pointillés_20_gris">………….</text:span></text:p>
        <text:p text:style-name="P38"/>
        <text:p text:style-name="P38">6 6 9</text:p>
        <text:p text:style-name="P39">– <text:s text:c="3"/>3 5 4</text:p>
        <text:p text:style-name="P38"><text:span text:style-name="_5f_pointillés_20_gris">………</text:span></text:p>
        <text:p text:style-name="P38"/>
        <text:p text:style-name="P38"/>
        <text:p text:style-name="P38">1 <text:s/>5 1 3</text:p>
        <text:p text:style-name="P39">– <text:s text:c="6"/>6 4 4</text:p>
        <text:p text:style-name="P36"><text:span text:style-name="_5f_pointillés_20_gris"><text:span text:style-name="T48">………….</text:span></text:span></text:p>
      </text:section>
      <text:list xml:id="list143415453084624" text:continue-numbering="true" text:style-name="_5f_Numérotation_20_des_20_exercices_20_livrets">
        <text:list-item>
          <text:h text:style-name="P102" text:outline-level="1"><text:span text:style-name="_5f_pointillés_20_gris"><text:span text:style-name="T11">Calcule </text:span></text:span><text:span text:style-name="_5f_pointillés_20_gris"><text:span text:style-name="T12">les sommes et les différences sui­vantes :</text:span></text:span></text:h>
        </text:list-item>
      </text:list>
      <text:section text:style-name="Sect2" text:name="Section4">
        <text:p text:style-name="P28"><text:span text:style-name="livret"><text:span text:style-name="T49">1 2, 3</text:span></text:span></text:p>
        <text:p text:style-name="P32"><text:span text:style-name="livret"><text:span text:style-name="T49">+ <text:s text:c="2"/>5, 4</text:span></text:span></text:p>
        <text:p text:style-name="P28"><text:span text:style-name="_5f_pointillés_20_gris">………</text:span></text:p>
        <text:p text:style-name="P28"><text:span text:style-name="livret"><text:span text:style-name="T49">0, 8 3 9</text:span></text:span></text:p>
        <text:p text:style-name="P32"><text:span text:style-name="livret"><text:span text:style-name="T49">+ <text:s/>5, 3 6 2</text:span></text:span></text:p>
        <text:p text:style-name="P28"><text:span text:style-name="_5f_pointillés_20_gris">…………</text:span></text:p>
        <text:p text:style-name="P28"><text:span text:style-name="_5f_pointillés_20_gris"/></text:p>
        <text:p text:style-name="P28"><text:span text:style-name="livret"><text:span text:style-name="T49">1 2 5, 8</text:span></text:span></text:p>
        <text:p text:style-name="P32"><text:span text:style-name="livret">– <text:s text:c="4"/></text:span><text:span text:style-name="livret"><text:span text:style-name="T49">4 5, 6</text:span></text:span></text:p>
        <text:p text:style-name="P28"><text:span text:style-name="_5f_pointillés_20_gris">………….</text:span></text:p>
        <text:p text:style-name="P28"><text:span text:style-name="_5f_pointillés_20_gris"/></text:p>
        <text:p text:style-name="P28"><text:span text:style-name="livret"><text:span text:style-name="T49">4, 8 <text:s text:c="5"/></text:span></text:span></text:p>
        <text:p text:style-name="P32"><text:span text:style-name="livret">– <text:s text:c="3"/></text:span><text:span text:style-name="livret"><text:span text:style-name="T49">3, 1 7 8</text:span></text:span></text:p>
        <text:p text:style-name="P28"><text:span text:style-name="_5f_pointillés_20_gris">………….</text:span></text:p>
        <text:p text:style-name="P28"><text:span text:style-name="livret"><text:span text:style-name="T49">8 4, 2 5</text:span></text:span></text:p>
        <text:p text:style-name="P32"><text:span text:style-name="livret"><text:span text:style-name="T49">+ <text:s text:c="2"/>3 2, 1 8</text:span></text:span></text:p>
        <text:p text:style-name="P28"><text:span text:style-name="_5f_pointillés_20_gris">…………….</text:span></text:p>
        <text:p text:style-name="P28"><text:span text:style-name="livret"><text:span text:style-name="T49">5 1, 6 2 <text:s text:c="2"/></text:span></text:span></text:p>
        <text:p text:style-name="P30"><text:span text:style-name="livret"><text:span text:style-name="T51">+ 1 5, 2 1 <text:s text:c="2"/></text:span></text:span></text:p>
        <text:p text:style-name="P34"><text:span text:style-name="livret"><text:span text:style-name="T51">+ <text:s text:c="2"/>7, 1 9 5</text:span></text:span></text:p>
        <text:p text:style-name="P28"><text:span text:style-name="_5f_pointillés_20_gris">…………..</text:span></text:p>
        <text:p text:style-name="P28"><text:span text:style-name="livret"><text:span text:style-name="T49">9 0 <text:s text:c="3"/></text:span></text:span></text:p>
        <text:p text:style-name="P32"><text:span text:style-name="livret">– <text:s text:c="2"/></text:span><text:span text:style-name="livret"><text:span text:style-name="T49">5 2, 3</text:span></text:span></text:p>
        <text:p text:style-name="P28"><text:span text:style-name="_5f_pointillés_20_gris">………..</text:span></text:p>
        <text:p text:style-name="P28"><text:span text:style-name="_5f_pointillés_20_gris"/></text:p>
        <text:p text:style-name="P28"><text:span text:style-name="livret"><text:span text:style-name="T49">4, 0 9</text:span></text:span></text:p>
        <text:p text:style-name="P32"><text:span text:style-name="livret">– <text:s text:c="3"/></text:span><text:span text:style-name="livret"><text:span text:style-name="T49">0, 8 7</text:span></text:span></text:p>
        <text:p text:style-name="P28"><text:span text:style-name="_5f_pointillés_20_gris">…………</text:span></text:p>
        <text:p text:style-name="P28"><text:span text:style-name="livret"><text:span text:style-name="T49">3 5 7 <text:s text:c="3"/></text:span></text:span></text:p>
        <text:p text:style-name="P32"><text:span text:style-name="livret"><text:span text:style-name="T49">+ <text:s text:c="4"/>8 2, 6</text:span></text:span></text:p>
        <text:p text:style-name="P28"><text:span text:style-name="_5f_pointillés_20_gris">………….</text:span></text:p>
        <text:p text:style-name="P28"><text:span text:style-name="livret"><text:span text:style-name="T49">3 2, 0 9 4</text:span></text:span></text:p>
        <text:p text:style-name="P28"><text:span text:style-name="livret"><text:span text:style-name="T49">+ <text:s/>1 7, 1 9 <text:s text:c="2"/></text:span></text:span></text:p>
        <text:p text:style-name="P32"><text:span text:style-name="livret"><text:span text:style-name="T49">+ <text:s text:c="4"/>9, 4 8 3</text:span></text:span></text:p>
        <text:p text:style-name="P28"><text:span text:style-name="_5f_pointillés_20_gris">…………….</text:span></text:p>
        <text:p text:style-name="P29"><text:span text:style-name="livret"><text:span text:style-name="T50">1 0, 2 <text:s text:c="2"/></text:span></text:span></text:p>
        <text:p text:style-name="P33"><text:span text:style-name="livret">– <text:s text:c="5"/></text:span><text:span text:style-name="livret"><text:span text:style-name="T50">7, 5 4</text:span></text:span></text:p>
        <text:p text:style-name="P29"><text:span text:style-name="_5f_pointillés_20_gris">……………</text:span></text:p>
        <text:p text:style-name="P29"><text:span text:style-name="_5f_pointillés_20_gris"/></text:p>
        <text:p text:style-name="P29"><text:span text:style-name="livret"><text:span text:style-name="T50">4 7, 5 3</text:span></text:span></text:p>
        <text:p text:style-name="P33"><text:span text:style-name="livret">– <text:s/></text:span><text:span text:style-name="livret"><text:span text:style-name="T50">3 7, 7 2</text:span></text:span></text:p>
        <text:p text:style-name="P29"><text:span text:style-name="_5f_pointillés_20_gris">……………………………………………………………..</text:span></text:p>
      </text:section>
      <text:section text:style-name="Sect3" text:name="Section14">
        <text:section text:style-name="Sect3" text:name="Section11">
          <text:list xml:id="list143416085513386" text:continue-numbering="true" text:style-name="_5f_Numérotation_20_des_20_exercices_20_livrets">
            <text:list-item>
              <text:h text:style-name="P103" text:outline-level="1"><text:span text:style-name="livret"><text:span text:style-name="T64">Effectue en ligne les calculs suivants :</text:span></text:span></text:h>
              <text:list>
                <text:list-item>
                  <text:p text:style-name="P93"><text:span text:style-name="livret"><text:span text:style-name="T64">La somme des termes 1 434 et 5 256.</text:span></text:span></text:p>
                </text:list-item>
              </text:list>
            </text:list-item>
          </text:list>
          <text:p text:style-name="FILET_5f_POINTILLES">…………………………………………………………………</text:p>
          <text:list xml:id="list143415105574728" text:continue-numbering="true" text:style-name="_5f_Numérotation_20_des_20_exercices_20_livrets">
            <text:list-item>
              <text:list>
                <text:list-item>
                  <text:p text:style-name="P94">La somme des termes 57,4 ; 33,4 et 18,23.</text:p>
                </text:list-item>
              </text:list>
            </text:list-item>
          </text:list>
          <text:p text:style-name="P50">…………………………………………………………………</text:p>
          <text:list xml:id="list143414293895821" text:continue-numbering="true" text:style-name="_5f_Numérotation_20_des_20_exercices_20_livrets">
            <text:list-item>
              <text:list>
                <text:list-item>
                  <text:p text:style-name="P94">La différence des termes 58 874 et 18 523.</text:p>
                </text:list-item>
              </text:list>
            </text:list-item>
          </text:list>
          <text:p text:style-name="P50">…………………………………………………………………</text:p>
          <text:p text:style-name="_5f_Paragraphe_20_livret_20_"/>
          <text:section text:style-name="Sect3" text:name="Section12">
            <text:list xml:id="list143415484489976" text:continue-numbering="true" text:style-name="_5f_Numérotation_20_des_20_exercices_20_livrets">
              <text:list-item>
                <text:h text:style-name="_5f_Titre_20_d_27_exercices_20_livret_20_sans_20_titre" text:outline-level="1">Complète les <text:span text:style-name="T32">trois</text:span> carrés ci-dessous pour que les sommes de chaque ligne, de chaque colonne et de chaque diagonale soient égales.</text:h>
              </text:list-item>
            </text:list>
            <text:section text:style-name="Sect4" text:name="Section24">
              <table:table table:name="Table6" table:style-name="Table6">
                <table:table-column table:style-name="Table6.A"/>
                <table:table-column table:style-name="Table6.B" table:number-columns-repeated="2"/>
                <table:table-column table:style-name="Table6.D"/>
                <table:table-row table:style-name="Table6.1">
                  <table:table-cell table:style-name="Table6.A1" office:value-type="string">
                    <text:list xml:id="list143414815888816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6.B1" office:value-type="string">
                    <text:p text:style-name="P41"/>
                  </table:table-cell>
                  <table:table-cell table:style-name="Table6.B1" office:value-type="string">
                    <text:p text:style-name="P41"/>
                  </table:table-cell>
                  <table:table-cell table:style-name="Table6.D1" office:value-type="float" office:value="8">
                    <text:p text:style-name="P40">8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10"/>
                  </table:table-cell>
                  <table:table-cell table:style-name="Table6.B2" office:value-type="string">
                    <text:p text:style-name="P41"/>
                  </table:table-cell>
                  <table:table-cell table:style-name="Table6.C2" office:value-type="string">
                    <text:p text:style-name="P40">10</text:p>
                  </table:table-cell>
                  <table:table-cell table:style-name="Table6.D2" office:value-type="string">
                    <text:p text:style-name="P40">18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10"/>
                  </table:table-cell>
                  <table:table-cell table:style-name="Table6.B3" office:value-type="string">
                    <text:p text:style-name="P40">12</text:p>
                  </table:table-cell>
                  <table:table-cell table:style-name="Table6.C3" office:value-type="string">
                    <text:p text:style-name="P41"/>
                  </table:table-cell>
                  <table:table-cell table:style-name="Table6.D3" office:value-type="string">
                    <text:p text:style-name="P41"/>
                  </table:table-cell>
                </table:table-row>
                <table:table-row table:style-name="Table6.4">
                  <table:table-cell table:style-name="Table6.A2" office:value-type="string">
                    <text:p text:style-name="P11"/>
                  </table:table-cell>
                  <table:table-cell table:style-name="Table6.B4" office:value-type="string">
                    <text:p text:style-name="P11"/>
                  </table:table-cell>
                  <table:table-cell table:style-name="Table6.B4" office:value-type="string">
                    <text:p text:style-name="P11"/>
                  </table:table-cell>
                  <table:table-cell table:style-name="Table6.D4" office:value-type="string">
                    <text:p text:style-name="P11"/>
                  </table:table-cell>
                </table:table-row>
              </table:table>
              <text:p text:style-name="P21"/>
              <table:table table:name="Tableau2" table:style-name="Tableau2">
                <table:table-column table:style-name="Tableau2.A"/>
                <table:table-column table:style-name="Tableau2.B" table:number-columns-repeated="2"/>
                <table:table-column table:style-name="Tableau2.D"/>
                <table:table-row table:style-name="Tableau2.1">
                  <table:table-cell table:style-name="Tableau2.A1" office:value-type="string">
                    <text:list xml:id="list143414670691494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au2.B1" office:value-type="string">
                    <text:p text:style-name="P73">5</text:p>
                  </table:table-cell>
                  <table:table-cell table:style-name="Tableau2.C1" office:value-type="string">
                    <text:p text:style-name="P41"/>
                  </table:table-cell>
                  <table:table-cell table:style-name="Tableau2.D1">
                    <text:p text:style-name="P41"/>
                  </table:table-cell>
                </table:table-row>
                <table:table-row table:style-name="Tableau2.1">
                  <table:table-cell table:style-name="Tableau2.A2" office:value-type="string">
                    <text:p text:style-name="P10"/>
                  </table:table-cell>
                  <table:table-cell table:style-name="Tableau2.B2" office:value-type="string">
                    <text:p text:style-name="P73">6</text:p>
                  </table:table-cell>
                  <table:table-cell table:style-name="Tableau2.C2" office:value-type="string">
                    <text:p text:style-name="P72">8</text:p>
                  </table:table-cell>
                  <table:table-cell table:style-name="Tableau2.D2" office:value-type="string">
                    <text:p text:style-name="P71"/>
                  </table:table-cell>
                </table:table-row>
                <table:table-row table:style-name="Tableau2.1">
                  <table:table-cell table:style-name="Tableau2.A2" office:value-type="string">
                    <text:p text:style-name="P10"/>
                  </table:table-cell>
                  <table:table-cell table:style-name="Tableau2.B3" office:value-type="string">
                    <text:p text:style-name="P74">10</text:p>
                  </table:table-cell>
                  <table:table-cell table:style-name="Tableau2.C3" office:value-type="string">
                    <text:p text:style-name="P41"/>
                  </table:table-cell>
                  <table:table-cell table:style-name="Tableau2.D3" office:value-type="string">
                    <text:p text:style-name="P73"/>
                  </table:table-cell>
                </table:table-row>
                <table:table-row table:style-name="Tableau2.4">
                  <table:table-cell table:style-name="Tableau2.A2" office:value-type="string">
                    <text:p text:style-name="P11"/>
                  </table:table-cell>
                  <table:table-cell table:style-name="Tableau2.B4" office:value-type="string">
                    <text:p text:style-name="P11"/>
                  </table:table-cell>
                  <table:table-cell table:style-name="Tableau2.B4" office:value-type="string">
                    <text:p text:style-name="P11"/>
                  </table:table-cell>
                  <table:table-cell table:style-name="Tableau2.D4" office:value-type="string">
                    <text:p text:style-name="P11"/>
                  </table:table-cell>
                </table:table-row>
              </table:table>
              <text:p text:style-name="P22"/>
            </text:section>
            <text:section text:style-name="Sect3" text:name="Section13">
              <text:list xml:id="list143414219710804" text:continue-numbering="true" text:style-name="_5f_Numérotation_20_des_20_exercices_20_livrets">
                <text:list-item>
                  <text:h text:style-name="P104" text:outline-level="1"><text:span text:style-name="livret"><text:span text:style-name="T78">Calcule les produits suivants (il est recomman­dé de poser les retenues ).</text:span></text:span></text:h>
                </text:list-item>
              </text:list>
              <text:section text:style-name="Sect1" text:name="Section6">
                <text:list xml:id="list143415228369702" text:continue-numbering="true" text:style-name="_5f_Numérotation_20_des_20_exercices_20_livrets">
                  <text:list-item>
                    <text:list>
                      <text:list-item>
                        <text:h text:style-name="P105" text:outline-level="1"><text:span text:style-name="livret"><text:span text:style-name="T78">4 3</text:span></text:span></text:h>
                      </text:list-item>
                    </text:list>
                  </text:list-item>
                </text:list>
                <text:p text:style-name="P35"><text:span text:style-name="MATH"><text:span text:style-name="T37">×</text:span></text:span><text:span text:style-name="livret"><text:span text:style-name="T78"> <text:s text:c="4"/>7</text:span></text:span></text:p>
                <text:p text:style-name="P37"><text:span text:style-name="_5f_pointillés_20_gris">……….</text:span></text:p>
                <text:p text:style-name="P37"><text:span text:style-name="_5f_pointillés_20_gris"/></text:p>
                <text:list xml:id="list143416209409677" text:continue-numbering="true" text:style-name="_5f_Numérotation_20_des_20_exercices_20_livrets">
                  <text:list-item>
                    <text:list>
                      <text:list-item>
                        <text:p text:style-name="P96"><text:span text:style-name="livret"><text:span text:style-name="T78">4 <text:s/>2 2 1</text:span></text:span></text:p>
                      </text:list-item>
                    </text:list>
                  </text:list-item>
                </text:list>
                <text:p text:style-name="P35"><text:span text:style-name="MATH"><text:span text:style-name="T37">×</text:span></text:span><text:span text:style-name="livret"><text:span text:style-name="T78"> <text:s text:c="11"/>8</text:span></text:span></text:p>
                <text:p text:style-name="P37"><text:span text:style-name="_5f_pointillés_20_gris">……………</text:span></text:p>
                <text:p text:style-name="P37"><text:span text:style-name="_5f_pointillés_20_gris"/></text:p>
                <text:p text:style-name="P37"><text:span text:style-name="_5f_pointillés_20_gris"/></text:p>
                <text:p text:style-name="P37"><text:span text:style-name="_5f_pointillés_20_gris"/></text:p>
                <text:p text:style-name="P37"><text:span text:style-name="_5f_pointillés_20_gris"/></text:p>
                <text:list xml:id="list143414321255291" text:continue-numbering="true" text:style-name="_5f_Numérotation_20_des_20_exercices_20_livrets">
                  <text:list-item>
                    <text:list>
                      <text:list-item>
                        <text:p text:style-name="P96"><text:span text:style-name="livret"><text:span text:style-name="T78">5 <text:s/>7 2 1</text:span></text:span></text:p>
                      </text:list-item>
                    </text:list>
                  </text:list-item>
                </text:list>
                <text:p text:style-name="P35"><text:span text:style-name="MATH"><text:span text:style-name="T37">×</text:span></text:span><text:span text:style-name="livret"><text:span text:style-name="T78"> <text:s text:c="11"/>5</text:span></text:span></text:p>
                <text:p text:style-name="P37"><text:span text:style-name="_5f_pointillés_20_gris">……………</text:span></text:p>
                <text:p text:style-name="P37"><text:span text:style-name="_5f_pointillés_20_gris"/></text:p>
                <text:list xml:id="list143416155345743" text:continue-numbering="true" text:style-name="_5f_Numérotation_20_des_20_exercices_20_livrets">
                  <text:list-item>
                    <text:list>
                      <text:list-item>
                        <text:p text:style-name="P96"><text:span text:style-name="livret"><text:span text:style-name="T78">4 3 2</text:span></text:span></text:p>
                      </text:list-item>
                    </text:list>
                  </text:list-item>
                </text:list>
                <text:p text:style-name="P35"><text:span text:style-name="MATH"><text:span text:style-name="T37">×</text:span></text:span><text:span text:style-name="livret"><text:span text:style-name="T78"> <text:s text:c="3"/>1 3</text:span></text:span></text:p>
                <text:p text:style-name="P37"><text:span text:style-name="_5f_pointillés_20_gris">………..</text:span></text:p>
                <text:p text:style-name="P35"><text:span text:style-name="_5f_pointillés_20_gris">………..</text:span></text:p>
                <text:p text:style-name="P37"><text:span text:style-name="_5f_pointillés_20_gris">………..</text:span></text:p>
                <text:p text:style-name="P37"><text:span text:style-name="_5f_pointillés_20_gris"/></text:p>
                <text:p text:style-name="P37"><text:span text:style-name="_5f_pointillés_20_gris"/></text:p>
                <text:list xml:id="list143414981945218" text:continue-numbering="true" text:style-name="_5f_Numérotation_20_des_20_exercices_20_livrets">
                  <text:list-item>
                    <text:list>
                      <text:list-item>
                        <text:p text:style-name="P96"><text:span text:style-name="livret"><text:span text:style-name="T79">2 3 2</text:span></text:span></text:p>
                      </text:list-item>
                    </text:list>
                  </text:list-item>
                </text:list>
                <text:p text:style-name="P35"><text:span text:style-name="MATH"><text:span text:style-name="T37">×</text:span></text:span><text:span text:style-name="livret"><text:span text:style-name="T79"> <text:s text:c="3"/>2 1</text:span></text:span></text:p>
                <text:p text:style-name="P37"><text:span text:style-name="_5f_pointillés_20_gris">………..</text:span></text:p>
                <text:p text:style-name="P35"><text:span text:style-name="_5f_pointillés_20_gris">………..</text:span></text:p>
                <text:p text:style-name="P37"><text:span text:style-name="_5f_pointillés_20_gris">………..</text:span></text:p>
                <text:list xml:id="list143415579711756" text:continue-numbering="true" text:style-name="_5f_Numérotation_20_des_20_exercices_20_livrets">
                  <text:list-item>
                    <text:list>
                      <text:list-item>
                        <text:p text:style-name="P96"><text:span text:style-name="livret"><text:span text:style-name="T80">4 1 2</text:span></text:span></text:p>
                      </text:list-item>
                    </text:list>
                  </text:list-item>
                </text:list>
                <text:p text:style-name="P35"><text:span text:style-name="MATH"><text:span text:style-name="T37">×</text:span></text:span><text:span text:style-name="livret"><text:span text:style-name="T80"> 5 0 9</text:span></text:span></text:p>
                <text:p text:style-name="P37"><text:span text:style-name="_5f_pointillés_20_gris">…………..</text:span></text:p>
                <text:p text:style-name="P37"><text:span text:style-name="_5f_pointillés_20_gris">…………..</text:span></text:p>
                <text:p text:style-name="P35"><text:span text:style-name="_5f_pointillés_20_gris">…………..</text:span></text:p>
                <text:p text:style-name="P37"><text:span text:style-name="_5f_pointillés_20_gris">…………..</text:span></text:p>
              </text:section>
              <text:list xml:id="list143415331793849" text:continue-numbering="true" text:style-name="_5f_Numérotation_20_des_20_exercices_20_livrets">
                <text:list-item>
                  <text:h text:style-name="P101" text:outline-level="1"><text:span text:style-name="livret">Dans ce </text:span><text:span text:style-name="livret"><text:span text:style-name="T85">carré</text:span></text:span><text:span text:style-name="livret">, les produits des nombres doivent toujours être égaux sur chaque ligne, chaque colonne et chaque diagonale. </text:span><text:span text:style-name="livret"><text:span text:style-name="T84">Le compléter.</text:span></text:span></text:h>
                </text:list-item>
              </text:list>
              <table:table table:name="Tableau1" table:style-name="Tableau1">
                <table:table-column table:style-name="Tableau1.A" table:number-columns-repeated="3"/>
                <text:soft-page-break/>
                <table:table-row>
                  <table:table-cell table:style-name="Tableau1.A1" office:value-type="string">
                    <text:p text:style-name="P42"><text:span text:style-name="_5f_pointillés_20_gris">…..</text:span></text:p>
                  </table:table-cell>
                  <table:table-cell table:style-name="Tableau1.B1" office:value-type="string">
                    <text:p text:style-name="P57">1</text:p>
                  </table:table-cell>
                  <table:table-cell table:style-name="Tableau1.C1" office:value-type="string">
                    <text:p text:style-name="P57">18</text:p>
                  </table:table-cell>
                </table:table-row>
                <table:table-row>
                  <table:table-cell table:style-name="Tableau1.A2" office:value-type="string">
                    <text:p text:style-name="P42"><text:span text:style-name="_5f_pointillés_20_gris">…..</text:span></text:p>
                  </table:table-cell>
                  <table:table-cell table:style-name="Tableau1.A2" office:value-type="string">
                    <text:p text:style-name="P57">6</text:p>
                  </table:table-cell>
                  <table:table-cell table:style-name="Tableau1.C2" office:value-type="string">
                    <text:p text:style-name="P57">4</text:p>
                  </table:table-cell>
                </table:table-row>
                <table:table-row>
                  <table:table-cell table:style-name="Tableau1.A2" office:value-type="string">
                    <text:p text:style-name="P42"><text:span text:style-name="_5f_pointillés_20_gris">…..</text:span></text:p>
                  </table:table-cell>
                  <table:table-cell table:style-name="Tableau1.A2" office:value-type="string">
                    <text:p text:style-name="P57">36</text:p>
                  </table:table-cell>
                  <table:table-cell table:style-name="Tableau1.C2" office:value-type="string">
                    <text:p text:style-name="P42"><text:span text:style-name="_5f_pointillés_20_gris">…..</text:span></text:p>
                  </table:table-cell>
                </table:table-row>
              </table:table>
              <text:p text:style-name="P87"><text:span text:style-name="livret"><text:span text:style-name="T34"/></text:span></text:p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0ab054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1ad2f26" officeooo:paragraph-rsid="01ad2f26"/>
    </style:style>
    <style:style style:name="MP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8" style:family="paragraph" style:parent-style-name="Header">
      <style:text-properties fo:font-size="14pt" style:font-size-asian="14pt" style:font-size-complex="14pt"/>
    </style:style>
    <style:style style:name="MP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0" style:family="paragraph" style:parent-style-name="Standard">
      <style:text-properties fo:font-size="6pt" style:font-size-asian="6pt" style:font-size-complex="6pt"/>
    </style:style>
    <style:style style:name="M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_5f_Titre_20_d_27_exercices_20_livret" style:list-style-name="_5f_Numérotation_20_des_20_exercices_20_livrets"/>
    <style:style style:name="MP15" style:family="paragraph" style:parent-style-name="Footer">
      <style:text-properties officeooo:rsid="00178920" officeooo:paragraph-rsid="00178920"/>
    </style:style>
    <style:style style:name="M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7" style:family="paragraph" style:parent-style-name="Footer">
      <style:text-properties officeooo:paragraph-rsid="00c384cf"/>
    </style:style>
    <style:style style:name="MP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4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7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8" style:family="text">
      <style:text-properties fo:font-variant="small-caps" officeooo:rsid="00990660"/>
    </style:style>
    <style:style style:name="MT9" style:family="text">
      <style:text-properties fo:font-variant="small-caps" officeooo:rsid="0054f64f"/>
    </style:style>
    <style:style style:name="MT10" style:family="text">
      <style:text-properties fo:font-variant="small-caps" officeooo:rsid="00b5d2d1"/>
    </style:style>
    <style:style style:name="MT11" style:family="text">
      <style:text-properties fo:font-variant="small-caps" officeooo:rsid="00b6801f"/>
    </style:style>
    <style:style style:name="MT12" style:family="text">
      <style:text-properties officeooo:rsid="002925a2"/>
    </style:style>
    <style:style style:name="MT13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/>
      </style:header>
      <style:footer>
        <text:p text:style-name="MP5"/>
      </style:footer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4" draw:name="Shape5" draw:style-name="Mgr1"><draw:ellipse draw:style-name="Mgr2" draw:text-style-name="MP6" svg:width="1.715cm" svg:height="1.784cm" svg:x="0cm" svg:y="0.004cm" draw:kind="arc" draw:start-angle="90.48" draw:end-angle="269.56"><text:p/></draw:ellipse><draw:line draw:style-name="Mgr2" draw:text-style-name="MP6" svg:x1="0.847cm" svg:y1="0.002cm" svg:x2="18.167cm" svg:y2="0.002cm"><text:p/></draw:line><draw:line draw:style-name="Mgr2" draw:text-style-name="MP6" svg:x1="0.847cm" svg:y1="1.782cm" svg:x2="18.158cm" svg:y2="1.782cm"><text:p/></draw:line><draw:ellipse draw:style-name="Mgr2" draw:text-style-name="MP6" svg:width="1.719cm" svg:height="1.782cm" svg:x="17.29cm" svg:y="0cm" draw:kind="arc" draw:start-angle="270.5" draw:end-angle="89.48"><text:p/></draw:ellipse><draw:frame draw:style-name="Mgr3" draw:text-style-name="MP7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8">N1 : Priorités, distributivité</text:p>
              </table:table-cell>
              <table:table-cell table:style-name="Tableau5.A1" office:value-type="string">
                <text:p text:style-name="MP8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9">Série 1 : Priorités opératoires</text:p>
            </table:table-cell>
            <table:table-cell table:style-name="Tableau5.A1" office:value-type="string">
              <text:p text:style-name="MP9"/>
            </table:table-cell>
          </table:table-row>
        </table:table>
        <text:p text:style-name="MP10"><text:span text:style-name="corps"><text:span text:style-name="MT3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5" draw:name="Shape6" draw:style-name="Mgr1"><draw:ellipse draw:style-name="Mgr2" draw:text-style-name="MP6" svg:width="1.715cm" svg:height="1.784cm" svg:x="0cm" svg:y="0.004cm" draw:kind="arc" draw:start-angle="90.48" draw:end-angle="269.56"><text:p/></draw:ellipse><draw:line draw:style-name="Mgr2" draw:text-style-name="MP6" svg:x1="0.847cm" svg:y1="0.002cm" svg:x2="18.167cm" svg:y2="0.002cm"><text:p/></draw:line><draw:line draw:style-name="Mgr2" draw:text-style-name="MP6" svg:x1="0.847cm" svg:y1="1.782cm" svg:x2="18.158cm" svg:y2="1.782cm"><text:p/></draw:line><draw:ellipse draw:style-name="Mgr2" draw:text-style-name="MP6" svg:width="1.719cm" svg:height="1.782cm" svg:x="17.29cm" svg:y="0cm" draw:kind="arc" draw:start-angle="270.5" draw:end-angle="89.48"><text:p/></draw:ellipse><draw:frame draw:style-name="Mgr3" draw:text-style-name="MP7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8">5N1 : Priorités, distributivité</text:p>
              </table:table-cell>
              <table:table-cell table:style-name="Tableau7.A1" office:value-type="string">
                <text:p text:style-name="MP8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9">Série 1 : Priorités opératoires</text:p>
            </table:table-cell>
            <table:table-cell table:style-name="Tableau7.A1" office:value-type="string">
              <text:p text:style-name="MP9"/>
            </table:table-cell>
          </table:table-row>
        </table:table>
        <text:p text:style-name="MP10"><text:span text:style-name="corps"><text:span text:style-name="MT3"/></text:span></text:p>
      </style:header-left>
      <style:footer>
        <text:p text:style-name="MP11"><text:span text:style-name="MT4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2">Série 4 : Constructions (2)</text:p>
      </style:header>
      <style:footer>
        <text:p text:style-name="MP13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2">Série 6 : Démonstrations (2)</text:p>
        <text:list xml:id="list160566268" text:style-name="_5f_Numérotation_20_des_20_exercices_20_livrets">
          <text:list-item>
            <text:h text:style-name="MP14" text:outline-level="1">Sans justi</text:h>
          </text:list-item>
        </text:list>
      </style:header>
      <style:footer>
        <text:p text:style-name="MP13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5">Calculer</text:span> : <text:span text:style-name="MT5">Additionner et soustraire</text:span></text:p>
      </style:header>
      <style:footer>
        <text:p text:style-name="MP1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17"><text:span text:style-name="MT6">Calculer : additionner et soustraire</text:span><text:span text:style-name="MT7"> </text:span></text:p></draw:text-box></draw:frame><draw:g text:anchor-type="paragraph" draw:z-index="1" draw:name="Shape4_3" draw:style-name="Mgr4"><draw:path draw:style-name="Mgr5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5"><draw:g text:anchor-type="paragraph" draw:z-index="2" draw:name="Shape4_0" draw:style-name="Mgr4"><draw:path draw:style-name="Mgr6" draw:text-style-name="MP19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17"><text:span text:style-name="MT6">Calculer</text:span><text:span text:style-name="MT7"> : </text:span><text:span text:style-name="MT6">additionner et soustraire</text:span></text:p></draw:text-box></draw:frame><draw:g text:anchor-type="paragraph" draw:z-index="3" draw:name="Shape4_4" draw:style-name="Mgr4"><draw:path draw:style-name="Mgr5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0"><text:span text:style-name="MT8">Géométrie plane</text:span><text:span text:style-name="MT9"> : </text:span><text:span text:style-name="MT10">Parallèles, perpendiculaires,<text:line-break/> </text:span><text:span text:style-name="MT11">distances</text:span></text:p>
      </style:header>
      <style:footer>
        <text:p text:style-name="MP15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6"><draw:g text:anchor-type="paragraph" draw:z-index="0" draw:name="Shape4" draw:style-name="Mgr4"><draw:path draw:style-name="Mgr7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2">espace</text:span> • <text:span text:style-name="MT13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8-21T14:34:13.657000000</dc:date>
    <meta:editing-duration>P2DT18H45M23S</meta:editing-duration>
    <meta:editing-cycles>317</meta:editing-cycles>
    <meta:generator>LibreOffice/7.4.3.2$Windows_X86_64 LibreOffice_project/1048a8393ae2eeec98dff31b5c133c5f1d08b890</meta:generator>
    <meta:document-statistic meta:table-count="5" meta:image-count="0" meta:object-count="0" meta:page-count="3" meta:paragraph-count="155" meta:word-count="499" meta:character-count="2238" meta:non-whitespace-character-count="1671"/>
  </office:meta>
</office:document-meta>
</file>